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2.661cm" svg:height="1.039cm" svg:x="0.041cm" svg:y="0.721cm">
            <draw:text-box>
              <text:p><text:span text:style-name="T1">Premium Gas</text:span></text:p>
              <text:p text:style-name="P1"><text:span text:style-name="T1">Tank</text:span></text:p>
            </draw:text-box>
          </draw:frame>
          <draw:frame draw:style-name="gr1" draw:text-style-name="P2" draw:layer="layout" svg:width="2.483cm" svg:height="1.039cm" svg:x="0.165cm" svg:y="4.296cm">
            <draw:text-box>
              <text:p><text:span text:style-name="T1">Regular Gas</text:span></text:p>
              <text:p text:style-name="P1"><text:span text:style-name="T1">Tank</text:span></text:p>
            </draw:text-box>
          </draw:frame>
          <draw:custom-shape draw:style-name="gr2" draw:text-style-name="P3" draw:layer="layout" svg:width="2.33cm" svg:height="2.298cm" svg:x="4.862cm" svg:y="0.091cm">
            <text:p text:style-name="P1"><text:span text:style-name="T1">Pump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2.33cm" svg:height="2.298cm" svg:x="4.894cm" svg:y="3.666cm">
            <text:p text:style-name="P1"><text:span text:style-name="T1">Pump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2" draw:layer="layout" svg:width="2.661cm" svg:height="1.039cm" svg:x="9.557cm" svg:y="0.721cm">
            <draw:text-box>
              <text:p><text:span text:style-name="T1">Premium Gas</text:span></text:p>
              <text:p text:style-name="P1"><text:span text:style-name="T1">Car</text:span></text:p>
            </draw:text-box>
          </draw:frame>
          <draw:frame draw:style-name="gr1" draw:text-style-name="P2" draw:layer="layout" svg:width="2.483cm" svg:height="1.039cm" svg:x="9.687cm" svg:y="4.296cm">
            <draw:text-box>
              <text:p><text:span text:style-name="T1">Regular Gas</text:span></text:p>
              <text:p text:style-name="P1"><text:span text:style-name="T1">Car</text:span></text:p>
            </draw:text-box>
          </draw:frame>
          <draw:line draw:style-name="gr3" draw:text-style-name="P3" draw:layer="layout" svg:x1="7.21cm" svg:y1="1.22cm" svg:x2="9.63cm" svg:y2="1.242cm">
            <text:p text:style-name="P1"><text:span text:style-name="T1">put</text:span></text:p>
            <text:p text:style-name="P1"><text:span text:style-name="T1"/></text:p>
          </draw:line>
          <draw:line draw:style-name="gr3" draw:text-style-name="P3" draw:layer="layout" svg:x1="7.255cm" svg:y1="4.886cm" svg:x2="9.698cm" svg:y2="4.885cm">
            <text:p text:style-name="P1"><text:span text:style-name="T1">put</text:span></text:p>
            <text:p text:style-name="P1"><text:span text:style-name="T1"/></text:p>
          </draw:line>
          <draw:line draw:style-name="gr3" draw:text-style-name="P3" draw:layer="layout" svg:x1="1.61cm" svg:y1="8.267cm" svg:x2="4.778cm" svg:y2="8.312cm">
            <text:p text:style-name="P1"><text:span text:style-name="T1">take</text:span></text:p>
            <text:p text:style-name="P1"><text:span text:style-name="T1"/></text:p>
          </draw:line>
          <draw:line draw:style-name="gr3" draw:text-style-name="P3" draw:layer="layout" svg:x1="9.387cm" svg:y1="8.267cm" svg:x2="12.555cm" svg:y2="8.312cm">
            <text:p text:style-name="P1"><text:span text:style-name="T1">put</text:span></text:p>
            <text:p text:style-name="P1"><text:span text:style-name="T1"/></text:p>
          </draw:line>
          <draw:frame draw:style-name="gr1" draw:text-style-name="P2" draw:layer="layout" svg:width="1.522cm" svg:height="0.645cm" svg:x="0.117cm" svg:y="7.967cm">
            <draw:text-box>
              <text:p><text:span text:style-name="T1">Object</text:span></text:p>
            </draw:text-box>
          </draw:frame>
          <draw:custom-shape draw:style-name="gr2" draw:text-style-name="P3" draw:layer="layout" svg:width="1.425cm" svg:height="1.425cm" svg:x="4.776cm" svg:y="7.577cm">
            <text:p text:style-name="P1"><text:span text:style-name="T1">Subje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2" draw:layer="layout" svg:width="1.522cm" svg:height="0.645cm" svg:x="12.492cm" svg:y="7.967cm">
            <draw:text-box>
              <text:p><text:span text:style-name="T1">Object</text:span></text:p>
            </draw:text-box>
          </draw:frame>
          <draw:custom-shape draw:style-name="gr2" draw:text-style-name="P3" draw:layer="layout" svg:width="1.425cm" svg:height="1.425cm" svg:x="7.967cm" svg:y="7.577cm">
            <text:p text:style-name="P1"><text:span text:style-name="T1">Subje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922cm" svg:height="0.666cm" svg:x="-0.145cm" svg:y="6.695cm">
            <draw:text-box>
              <text:p><text:span text:style-name="T2">Interpretation of Diagram</text:span></text:p>
            </draw:text-box>
          </draw:frame>
          <draw:custom-shape draw:style-name="gr5" draw:text-style-name="P3" draw:layer="layout" svg:width="3.529cm" svg:height="1.04cm" svg:x="1.071cm" svg:y="9.569cm">
            <text:p text:style-name="P1"><text:span text:style-name="T1">Subject can withdraw</text:span></text:p>
            <text:p text:style-name="P1"><text:span text:style-name="T1">from Object</text:span></text:p>
            <draw:enhanced-geometry svg:viewBox="0 0 21600 21600" draw:text-areas="800 800 20800 20800" draw:type="round-rectangular-callout" draw:modifiers="10579.716713881 -24899.13544668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3" draw:layer="layout" svg:width="3.416cm" svg:height="1.04cm" svg:x="9.319cm" svg:y="9.456cm">
            <text:p text:style-name="P1"><text:span text:style-name="T1">Subject can put into</text:span></text:p>
            <text:p text:style-name="P1"><text:span text:style-name="T1">Object</text:span></text:p>
            <draw:enhanced-geometry svg:viewBox="0 0 21600 21600" draw:text-areas="800 800 20800 20800" draw:type="round-rectangular-callout" draw:modifiers="7547.6733977173 -22077.23342939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3" draw:text-style-name="P3" draw:layer="layout" svg:x1="2.685cm" svg:y1="1.243cm" svg:x2="4.857cm" svg:y2="1.265cm">
            <text:p text:style-name="P1"><text:span text:style-name="T1">take</text:span></text:p>
            <text:p text:style-name="P1"><text:span text:style-name="T1"/></text:p>
          </draw:line>
          <draw:line draw:style-name="gr3" draw:text-style-name="P3" draw:layer="layout" svg:x1="2.617cm" svg:y1="4.862cm" svg:x2="4.97cm" svg:y2="4.862cm">
            <text:p text:style-name="P1"><text:span text:style-name="T1">take</text:span></text:p>
            <text:p text:style-name="P1"><text:span text:style-name="T1"/></text:p>
          </draw:line>
          <draw:line draw:style-name="gr3" draw:text-style-name="P3" draw:layer="layout" svg:x1="2.097cm" svg:y1="1.786cm" svg:x2="5.106cm" svg:y2="4.184cm">
            <text:p text:style-name="P1"><text:span text:style-name="T1">take</text:span></text:p>
            <text:p text:style-name="P1"><text:span text:style-name="T1"/></text:p>
          </draw:line>
          <draw:line draw:style-name="gr3" draw:text-style-name="P3" draw:layer="layout" svg:x1="6.831cm" svg:y1="2.057cm" svg:x2="10.539cm" svg:y2="4.347cm">
            <text:p text:style-name="P1"><text:span text:style-name="T1">put</text:span></text:p>
            <text:p text:style-name="P1"><text:span text:style-name="T1"/></text:p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224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hiu-Kai Chin</meta:initial-creator>
    <meta:creation-date>2009-11-23T07:01:30</meta:creation-date>
    <dc:date>2011-01-10T05:40:24</dc:date>
    <dc:creator>Shiu-Kai Chin</dc:creator>
    <meta:editing-duration>PT01H18M54S</meta:editing-duration>
    <meta:editing-cycles>5</meta:editing-cycles>
    <meta:generator>OpenOffice.org/3.2$Unix OpenOffice.org_project/320m18$Build-9502</meta:generator>
    <meta:document-statistic meta:object-count="22"/>
  </office:meta>
</office:document-meta>
</file>